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24-01-02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23-01-16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22-01-19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21-03-1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20-01-06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9-01-07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8-01-08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6-01-0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5-01-05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4-01-06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3-01-09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5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